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C69C6A87797805CE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22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95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97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24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6.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45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0.52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93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43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70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indent="0cm" style:text-autospace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000000" style:font-name="Segoe UI Semibold" fo:font-size="26pt" fo:font-style="italic" fo:text-shadow="none" style:font-size-asian="26pt" style:font-style-asian="italic" style:font-size-complex="26pt" style:font-style-complex="italic"/>
    </style:style>
    <style:style style:name="P6" style:family="paragraph">
      <style:paragraph-properties fo:margin-left="0.318cm" fo:margin-right="0cm" fo:margin-top="0cm" fo:margin-bottom="0cm" fo:text-indent="0cm" style:text-autospace="none"/>
    </style:style>
    <style:style style:name="P7" style:family="paragraph">
      <loext:graphic-properties draw:fill="none" draw:fill-color="#ffffff"/>
      <style:paragraph-properties fo:margin-left="0.318cm" fo:margin-right="0cm" fo:margin-top="0cm" fo:margin-bottom="0cm" fo:text-indent="0cm" style:text-autospace="none"/>
      <style:text-properties fo:color="#000000" style:font-name="Segoe UI Semibold" fo:font-size="26pt" fo:font-style="italic" fo:text-shadow="none" style:font-size-asian="26pt" style:font-style-asian="italic" style:font-size-complex="26pt" style:font-style-complex="italic"/>
    </style:style>
    <style:style style:name="P8" style:family="paragraph">
      <style:paragraph-properties fo:margin-left="0.318cm" fo:margin-right="0cm" fo:margin-top="0cm" fo:margin-bottom="0cm" fo:text-indent="-0.318cm" style:text-autospace="none"/>
    </style:style>
    <style:style style:name="P9" style:family="paragraph">
      <loext:graphic-properties draw:fill="none" draw:fill-color="#ffffff"/>
      <style:paragraph-properties fo:margin-left="0.318cm" fo:margin-right="0cm" fo:margin-top="0cm" fo:margin-bottom="0cm" fo:text-indent="-0.318cm" style:text-autospace="none"/>
      <style:text-properties fo:color="#000000" style:font-name="Segoe UI Semibold" fo:font-size="26pt" fo:font-style="italic" fo:text-shadow="none" style:font-size-asian="26pt" style:font-style-asian="italic" style:font-size-complex="26pt" style:font-style-complex="italic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text-position="33% 58%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4" style:family="text">
      <style:text-properties fo:color="#000000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5" style:family="text">
      <style:text-properties fo:color="#000000" style:font-name="Segoe UI Semibold" fo:font-size="32pt" fo:font-style="italic" fo:text-shadow="none" style:font-name-asian="Segoe UI1" style:font-size-asian="32pt" style:font-style-asian="italic" style:font-name-complex="Segoe UI1" style:font-size-complex="32pt" style:font-style-complex="italic"/>
    </style:style>
    <style:style style:name="T6" style:family="text">
      <style:text-properties fo:color="#000000" style:text-position="33% 58%" style:font-name="Segoe UI Semibold" fo:font-size="32pt" fo:font-style="italic" fo:text-shadow="none" style:font-name-asian="Segoe UI1" style:font-size-asian="32pt" style:font-style-asian="italic" style:font-name-complex="Segoe UI1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654cm" svg:height="3.063cm" svg:x="1.27cm" svg:y="0.762cm">
          <draw:text-box>
            <text:p text:style-name="P1"><text:span text:style-name="T1">Holy Gospel</text:span></text:p>
            <text:p text:style-name="P1"><text:span text:style-name="T2">Luke 2:22–4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5" draw:layer="layout" svg:width="23.622cm" svg:height="6.475cm" svg:x="2.032cm" svg:y="1.145cm">
          <draw:text-box>
            <text:p text:style-name="P4"><text:span text:style-name="T3">22</text:span><text:span text:style-name="T4">When the time came for their purification according to the Law of Moses, they brought him up to Jerusalem to present him to the Lor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4" draw:text-style-name="P5" draw:layer="layout" svg:width="23.622cm" svg:height="5.205cm" svg:x="2.032cm" svg:y="1.145cm">
          <draw:text-box>
            <text:p text:style-name="P4"><text:span text:style-name="T3">23</text:span><text:span text:style-name="T4">(as it is written in the Law of the Lord, “Every male who first opens the womb shall be called holy to the Lord”)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5" draw:text-style-name="P5" draw:layer="layout" svg:width="23.622cm" svg:height="4.76cm" svg:x="2.032cm" svg:y="1.145cm">
          <draw:text-box>
            <text:p text:style-name="P4"><text:span text:style-name="T3">24</text:span><text:span text:style-name="T4">and to offer a sacrifice according to what is said in the Law of the Lord, “a pair of turtledoves, or two young pigeons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6" draw:text-style-name="P5" draw:layer="layout" svg:width="23.622cm" svg:height="7.766cm" svg:x="2.032cm" svg:y="1.145cm">
          <draw:text-box>
            <text:p text:style-name="P4"><text:span text:style-name="T3">25</text:span><text:span text:style-name="T4"> Now there was a man in Jerusalem, whose name was Simeon, and this man was righteous and devout, waiting for the consolation of Israel, and the Holy Spirit was upon him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7" draw:text-style-name="P5" draw:layer="layout" svg:width="24.13cm" svg:height="5.226cm" svg:x="1.778cm" svg:y="1.124cm">
          <draw:text-box>
            <text:p text:style-name="P4"><text:span text:style-name="T5"><text:s/></text:span><text:span text:style-name="T6">26</text:span><text:span text:style-name="T5">And it had been revealed to him by the Holy Spirit that he would not see death before he had seen the Lord’s Chris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ymn_25_20template" presentation:presentation-page-layout-name="AL1T0">
        <draw:frame draw:style-name="gr8" draw:text-style-name="P5" draw:layer="layout" svg:width="24.13cm" svg:height="6.496cm" svg:x="1.778cm" svg:y="1.124cm">
          <draw:text-box>
            <text:p text:style-name="P4"><text:span text:style-name="T6">27</text:span><text:span text:style-name="T5">And he came in the Spirit into the temple, and when the parents brought in the child Jesus, to do for him according to the custom of the Law,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Hymn_25_20template" presentation:presentation-page-layout-name="AL1T0">
        <draw:frame draw:style-name="gr9" draw:text-style-name="P5" draw:layer="layout" svg:width="23.622cm" svg:height="6.604cm" svg:x="2.286cm" svg:y="1.27cm">
          <draw:text-box>
            <text:p text:style-name="P4"><text:span text:style-name="T6">28</text:span><text:span text:style-name="T5">he took him up in his arms and blessed God and said, </text:span><text:span text:style-name="T6">29</text:span><text:span text:style-name="T5"> “Lord, now you are letting your servant depart in peace, according to your word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Hymn_25_20template" presentation:presentation-page-layout-name="AL1T0">
        <draw:frame draw:style-name="gr10" draw:text-style-name="P5" draw:layer="layout" svg:width="23.368cm" svg:height="6.75cm" svg:x="2.286cm" svg:y="1.124cm">
          <draw:text-box>
            <text:p text:style-name="P4"><text:span text:style-name="T6">30</text:span><text:span text:style-name="T5">for my eyes have seen your salvation </text:span><text:span text:style-name="T6">31</text:span><text:span text:style-name="T5">that you have prepared in the presence of all peoples, </text:span><text:span text:style-name="T6">32</text:span><text:span text:style-name="T5">a light for revelation to the Gentiles, and for glory to your people Israel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Hymn_25_20template" presentation:presentation-page-layout-name="AL1T0">
        <draw:frame draw:style-name="gr11" draw:text-style-name="P5" draw:layer="layout" svg:width="23.368cm" svg:height="3.702cm" svg:x="2.286cm" svg:y="1.124cm">
          <draw:text-box>
            <text:p text:style-name="P4"><text:span text:style-name="T6">33</text:span><text:span text:style-name="T5">And his father and his mother marveled at what was said about him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Hymn_25_20template" presentation:presentation-page-layout-name="AL1T0">
        <draw:frame draw:style-name="gr12" draw:text-style-name="P7" draw:layer="layout" svg:width="23.622cm" svg:height="10.772cm" svg:x="2.286cm" svg:y="1.166cm">
          <draw:text-box>
            <text:p text:style-name="P6"><text:span text:style-name="T6">34</text:span><text:span text:style-name="T5">And Simeon blessed them and said to Mary his mother, “Behold, this child is appointed for the fall and rising of many in Israel, and for a sign that is oppose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Hymn_25_20template" presentation:presentation-page-layout-name="AL1T0">
        <draw:frame draw:style-name="gr13" draw:text-style-name="P5" draw:layer="layout" svg:width="23.622cm" svg:height="5.184cm" svg:x="2.286cm" svg:y="1.166cm">
          <draw:text-box>
            <text:p text:style-name="P4"><text:span text:style-name="T6">35</text:span><text:span text:style-name="T5">(and a sword will pierce through your own soul also), so that thoughts from many hearts may be revealed.”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Hymn_25_20template" presentation:presentation-page-layout-name="AL1T0">
        <draw:frame draw:style-name="gr14" draw:text-style-name="P5" draw:layer="layout" svg:width="23.622cm" svg:height="3.681cm" svg:x="2.286cm" svg:y="1.145cm">
          <draw:text-box>
            <text:p text:style-name="P4"><text:span text:style-name="T6">36</text:span><text:span text:style-name="T5">And there was a prophetess, Anna, the daughter of Phanuel, of the tribe of Asher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Hymn_25_20template" presentation:presentation-page-layout-name="AL1T0">
        <draw:frame draw:style-name="gr3" draw:text-style-name="P5" draw:layer="layout" svg:width="24.13cm" svg:height="6.475cm" svg:x="1.778cm" svg:y="1.145cm">
          <draw:text-box>
            <text:p text:style-name="P4"><text:span text:style-name="T5">She was advanced in years, having lived with her husband seven years from when she was a virgin, </text:span><text:span text:style-name="T6">37</text:span><text:span text:style-name="T5">and then as a widow until she was eighty-fou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Hymn_25_20template" presentation:presentation-page-layout-name="AL1T0">
        <draw:frame draw:style-name="gr15" draw:text-style-name="P5" draw:layer="layout" svg:width="24.13cm" svg:height="4.951cm" svg:x="1.778cm" svg:y="1.145cm">
          <draw:text-box>
            <text:p text:style-name="P4"><text:span text:style-name="T5"><text:s/></text:span><text:span text:style-name="T5">She did not depart from the temple, worshiping with fasting and prayer night and day.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Hymn_25_20template" presentation:presentation-page-layout-name="AL1T0">
        <draw:frame draw:style-name="gr16" draw:text-style-name="P9" draw:layer="layout" svg:width="23.876cm" svg:height="6.35cm" svg:x="2.032cm" svg:y="1.27cm">
          <draw:text-box>
            <text:p text:style-name="P8"><text:span text:style-name="T6">38</text:span><text:span text:style-name="T5">And coming up at that very hour she began to give thanks to God and to speak of him to all who were waiting for the redemption of Jerusalem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Hymn_25_20template" presentation:presentation-page-layout-name="AL1T0">
        <draw:frame draw:style-name="gr17" draw:text-style-name="P5" draw:layer="layout" svg:width="23.368cm" svg:height="6.263cm" svg:x="2.286cm" svg:y="1.103cm">
          <draw:text-box>
            <text:p text:style-name="P4"><text:span text:style-name="T6">39</text:span><text:span text:style-name="T5">And when they had performed everything according to the Law of the Lord, they returned into Galilee, to their own town of Nazareth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Hymn_25_20template" presentation:presentation-page-layout-name="AL1T0">
        <draw:frame draw:style-name="gr4" draw:text-style-name="P5" draw:layer="layout" svg:width="23.876cm" svg:height="5.205cm" svg:x="2.032cm" svg:y="1.145cm">
          <draw:text-box>
            <text:p text:style-name="P4"><text:span text:style-name="T6">40</text:span><text:span text:style-name="T5">And the child grew and became strong, filled with wisdom. And the favor of God was upon hi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42200000253C69C6A87797805CE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24T14:57:27.835000000</meta:creation-date>
    <dc:title>Hymn template</dc:title>
    <meta:editing-duration>PT9M52S</meta:editing-duration>
    <meta:editing-cycles>7</meta:editing-cycles>
    <meta:generator>LibreOffice/5.3.7.2$Windows_X86_64 LibreOffice_project/6b8ed514a9f8b44d37a1b96673cbbdd077e24059</meta:generator>
    <meta:initial-creator>Arthur Hoch</meta:initial-creator>
    <dc:date>2017-12-30T11:14:59.452000000</dc:date>
    <meta:document-statistic meta:object-count="75"/>
    <meta:template xlink:type="simple" xlink:actuate="onRequest" xlink:title="Hymn template" xlink:href="../../AppData/Roaming/LibreOffice/4/user/template/Worship%20Templsates/Hymn%20template.otp" meta:date="2014-12-24T14:57:27.538000000"/>
  </office:meta>
</office:document-meta>
</file>